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b1dd"/>
    </style:style>
    <style:style style:name="P2" style:family="paragraph" style:parent-style-name="Standard">
      <style:text-properties officeooo:rsid="000db1dd" officeooo:paragraph-rsid="000db1dd"/>
    </style:style>
    <style:style style:name="T1" style:family="text">
      <style:text-properties officeooo:rsid="000db7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dd_namespace_definition</text:span></text:p>
      <text:p text:style-name="P2">node_name</text:p>
      <text:p text:style-name="P2">document</text:p>
      <text:p text:style-name="P2">node_name=</text:p>
      <text:p text:style-name="P2">parent</text:p>
      <text:p text:style-name="P2">child</text:p>
      <text:p text:style-name="P2">first_element_child</text:p>
      <text:p text:style-name="P2">last_element_child</text:p>
      <text:p text:style-name="P2">children</text:p>
      <text:p text:style-name="P2">element_children</text:p>
      <text:p text:style-name="P2">next_sibling</text:p>
      <text:p text:style-name="P2">previous_sibling</text:p>
      <text:p text:style-name="P2">next_element</text:p>
      <text:p text:style-name="P2">previous_element</text:p>
      <text:p text:style-name="P2">node_type</text:p>
      <text:p text:style-name="P2">path</text:p>
      <text:p text:style-name="P2">key?</text:p>
      <text:p text:style-name="P2">namespaced_key?</text:p>
      <text:p text:style-name="P2">blank?</text:p>
      <text:p text:style-name="P2">attribute_nodes</text:p>
      <text:p text:style-name="P2">attribute</text:p>
      <text:p text:style-name="P2">attribute_with_ns</text:p>
      <text:p text:style-name="P2">namespace</text:p>
      <text:p text:style-name="P2">namespace_definitions</text:p>
      <text:p text:style-name="P2">namespace_scopes</text:p>
      <text:p text:style-name="P2">encode_special_chars</text:p>
      <text:p text:style-name="P2">dup</text:p>
      <text:p text:style-name="P2">unlink</text:p>
      <text:p text:style-name="P2">internal_subset</text:p>
      <text:p text:style-name="P2">external_subset</text:p>
      <text:p text:style-name="P2">create_internal_subset</text:p>
      <text:p text:style-name="P2">create_external_subset</text:p>
      <text:p text:style-name="P2">pointer_id</text:p>
      <text:p text:style-name="P2">line</text:p>
      <text:p text:style-name="P2">content</text:p>
      <text:p text:style-name="P2">native_content=</text:p>
      <text:p text:style-name="P2">lang</text:p>
      <text:p text:style-name="P2">lang=</text:p>
      <text:p text:style-name="P2">decorate!</text:p>
      <text:p text:style-name="P2">&gt;</text:p>
      <text:p text:style-name="P2">[]</text:p>
      <text:p text:style-name="P2">[]=</text:p>
      <text:p text:style-name="P2">add_child</text:p>
      <text:p text:style-name="P2">prepend_child</text:p>
      <text:p text:style-name="P2">&lt;&lt;</text:p>
      <text:p text:style-name="P2">add_previous_sibling</text:p>
      <text:p text:style-name="P2">add_next_sibling</text:p>
      <text:p text:style-name="P2">before</text:p>
      <text:p text:style-name="P2">after</text:p>
      <text:p text:style-name="P2"><text:soft-page-break/>inner_html=</text:p>
      <text:p text:style-name="P2">children=</text:p>
      <text:p text:style-name="P2">replace</text:p>
      <text:p text:style-name="P2">swap</text:p>
      <text:p text:style-name="P2">next</text:p>
      <text:p text:style-name="P2">previous</text:p>
      <text:p text:style-name="P2">next=</text:p>
      <text:p text:style-name="P2">previous=</text:p>
      <text:p text:style-name="P2">remove</text:p>
      <text:p text:style-name="P2">get_attribute</text:p>
      <text:p text:style-name="P2">attr</text:p>
      <text:p text:style-name="P2">set_attribute</text:p>
      <text:p text:style-name="P2">text</text:p>
      <text:p text:style-name="P2">inner_text</text:p>
      <text:p text:style-name="P2">has_attribute?</text:p>
      <text:p text:style-name="P2">name</text:p>
      <text:p text:style-name="P2">name=</text:p>
      <text:p text:style-name="P2">type</text:p>
      <text:p text:style-name="P2">to_str</text:p>
      <text:p text:style-name="P2">clone</text:p>
      <text:p text:style-name="P2">elements</text:p>
      <text:p text:style-name="P2">attributes</text:p>
      <text:p text:style-name="P2">values</text:p>
      <text:p text:style-name="P2">keys</text:p>
      <text:p text:style-name="P2">each</text:p>
      <text:p text:style-name="P2">remove_attribute</text:p>
      <text:p text:style-name="P2">delete</text:p>
      <text:p text:style-name="P2">matches?</text:p>
      <text:p text:style-name="P2">fragment</text:p>
      <text:p text:style-name="P2">parse</text:p>
      <text:p text:style-name="P2">content=</text:p>
      <text:p text:style-name="P2">parent=</text:p>
      <text:p text:style-name="P2">namespaces</text:p>
      <text:p text:style-name="P2">comment?</text:p>
      <text:p text:style-name="P2">cdata?</text:p>
      <text:p text:style-name="P2">xml?</text:p>
      <text:p text:style-name="P2">html?</text:p>
      <text:p text:style-name="P2">document?</text:p>
      <text:p text:style-name="P2">processing_instruction?</text:p>
      <text:p text:style-name="P2">text?</text:p>
      <text:p text:style-name="P2">fragment?</text:p>
      <text:p text:style-name="P2">description</text:p>
      <text:p text:style-name="P2">read_only?</text:p>
      <text:p text:style-name="P2">element?</text:p>
      <text:p text:style-name="P2">elem?</text:p>
      <text:p text:style-name="P2">to_s</text:p>
      <text:p text:style-name="P2">inner_html</text:p>
      <text:p text:style-name="P2">css_path</text:p>
      <text:p text:style-name="P2">ancestors</text:p>
      <text:p text:style-name="P2"><text:soft-page-break/>default_namespace=</text:p>
      <text:p text:style-name="P2">add_namespace</text:p>
      <text:p text:style-name="P2">namespace=</text:p>
      <text:p text:style-name="P2">traverse</text:p>
      <text:p text:style-name="P2">accept</text:p>
      <text:p text:style-name="P2">==</text:p>
      <text:p text:style-name="P2">serialize</text:p>
      <text:p text:style-name="P2">to_html</text:p>
      <text:p text:style-name="P2">to_xml</text:p>
      <text:p text:style-name="P2">to_xhtml</text:p>
      <text:p text:style-name="P2">write_to</text:p>
      <text:p text:style-name="P2">write_html_to</text:p>
      <text:p text:style-name="P2">write_xhtml_to</text:p>
      <text:p text:style-name="P2">write_xml_to</text:p>
      <text:p text:style-name="P2">&lt;=&gt;</text:p>
      <text:p text:style-name="P2">do_xinclude</text:p>
      <text:p text:style-name="P2">canonicalize</text:p>
      <text:p text:style-name="P2">to_a</text:p>
      <text:p text:style-name="P2">entries</text:p>
      <text:p text:style-name="P2">to_h</text:p>
      <text:p text:style-name="P2">sort</text:p>
      <text:p text:style-name="P2">sort_by</text:p>
      <text:p text:style-name="P2">grep</text:p>
      <text:p text:style-name="P2">count</text:p>
      <text:p text:style-name="P2">find</text:p>
      <text:p text:style-name="P2">detect</text:p>
      <text:p text:style-name="P2">find_index</text:p>
      <text:p text:style-name="P2">find_all</text:p>
      <text:p text:style-name="P2">select</text:p>
      <text:p text:style-name="P2">reject</text:p>
      <text:p text:style-name="P2">collect</text:p>
      <text:p text:style-name="P2">map</text:p>
      <text:p text:style-name="P2">flat_map</text:p>
      <text:p text:style-name="P2">collect_concat</text:p>
      <text:p text:style-name="P2">inject</text:p>
      <text:p text:style-name="P2">reduce</text:p>
      <text:p text:style-name="P2">partition</text:p>
      <text:p text:style-name="P2">group_by</text:p>
      <text:p text:style-name="P2">first</text:p>
      <text:p text:style-name="P2">all?</text:p>
      <text:p text:style-name="P2">any?</text:p>
      <text:p text:style-name="P2">one?</text:p>
      <text:p text:style-name="P2">none?</text:p>
      <text:p text:style-name="P2">min</text:p>
      <text:p text:style-name="P2">max</text:p>
      <text:p text:style-name="P2">minmax</text:p>
      <text:p text:style-name="P2">min_by</text:p>
      <text:p text:style-name="P2">max_by</text:p>
      <text:p text:style-name="P2">minmax_by</text:p>
      <text:p text:style-name="P2"><text:soft-page-break/>member?</text:p>
      <text:p text:style-name="P2">include?</text:p>
      <text:p text:style-name="P2">each_with_index</text:p>
      <text:p text:style-name="P2">reverse_each</text:p>
      <text:p text:style-name="P2">each_entry</text:p>
      <text:p text:style-name="P2">each_slice</text:p>
      <text:p text:style-name="P2">each_cons</text:p>
      <text:p text:style-name="P2">each_with_object</text:p>
      <text:p text:style-name="P2">zip</text:p>
      <text:p text:style-name="P2">take</text:p>
      <text:p text:style-name="P2">take_while</text:p>
      <text:p text:style-name="P2">drop</text:p>
      <text:p text:style-name="P2">drop_while</text:p>
      <text:p text:style-name="P2">cycle</text:p>
      <text:p text:style-name="P2">chunk</text:p>
      <text:p text:style-name="P2">slice_before</text:p>
      <text:p text:style-name="P2">slice_after</text:p>
      <text:p text:style-name="P2">slice_when</text:p>
      <text:p text:style-name="P2">lazy</text:p>
      <text:p text:style-name="P2">to_set</text:p>
      <text:p text:style-name="P2">search</text:p>
      <text:p text:style-name="P2">/</text:p>
      <text:p text:style-name="P2">at</text:p>
      <text:p text:style-name="P2">%</text:p>
      <text:p text:style-name="P2">css</text:p>
      <text:p text:style-name="P2">at_css</text:p>
      <text:p text:style-name="P2">xpath</text:p>
      <text:p text:style-name="P2">at_xpath</text:p>
      <text:p text:style-name="P2">inspect</text:p>
      <text:p text:style-name="P2">pretty_print</text:p>
      <text:p text:style-name="P2">dclone</text:p>
      <text:p text:style-name="P2">nil?</text:p>
      <text:p text:style-name="P2">===</text:p>
      <text:p text:style-name="P2">=~</text:p>
      <text:p text:style-name="P2">!~</text:p>
      <text:p text:style-name="P2">eql?</text:p>
      <text:p text:style-name="P2">hash</text:p>
      <text:p text:style-name="P2">class</text:p>
      <text:p text:style-name="P2">singleton_class</text:p>
      <text:p text:style-name="P2">itself</text:p>
      <text:p text:style-name="P2">taint</text:p>
      <text:p text:style-name="P2">tainted?</text:p>
      <text:p text:style-name="P2">untaint</text:p>
      <text:p text:style-name="P2">untrust</text:p>
      <text:p text:style-name="P2">untrusted?</text:p>
      <text:p text:style-name="P2">trust</text:p>
      <text:p text:style-name="P2">freeze</text:p>
      <text:p text:style-name="P2">frozen?</text:p>
      <text:p text:style-name="P2">methods</text:p>
      <text:p text:style-name="P2"><text:soft-page-break/>singleton_methods</text:p>
      <text:p text:style-name="P2">protected_methods</text:p>
      <text:p text:style-name="P2">private_methods</text:p>
      <text:p text:style-name="P2">public_methods</text:p>
      <text:p text:style-name="P2">instance_variables</text:p>
      <text:p text:style-name="P2">instance_variable_get</text:p>
      <text:p text:style-name="P2">instance_variable_set</text:p>
      <text:p text:style-name="P2">instance_variable_defined?</text:p>
      <text:p text:style-name="P2">remove_instance_variable</text:p>
      <text:p text:style-name="P2">instance_of?</text:p>
      <text:p text:style-name="P2">kind_of?</text:p>
      <text:p text:style-name="P2">is_a?</text:p>
      <text:p text:style-name="P2">tap</text:p>
      <text:p text:style-name="P2">send</text:p>
      <text:p text:style-name="P2">public_send</text:p>
      <text:p text:style-name="P2">respond_to?</text:p>
      <text:p text:style-name="P2">extend</text:p>
      <text:p text:style-name="P2">display</text:p>
      <text:p text:style-name="P2">method</text:p>
      <text:p text:style-name="P2">public_method</text:p>
      <text:p text:style-name="P2">singleton_method</text:p>
      <text:p text:style-name="P2">define_singleton_method</text:p>
      <text:p text:style-name="P2">object_id</text:p>
      <text:p text:style-name="P2">to_enum</text:p>
      <text:p text:style-name="P2">enum_for</text:p>
      <text:p text:style-name="P2">equal?</text:p>
      <text:p text:style-name="P2">!</text:p>
      <text:p text:style-name="P2">!=</text:p>
      <text:p text:style-name="P2">instance_eval</text:p>
      <text:p text:style-name="P2">instance_exec</text:p>
      <text:p text:style-name="P2">__send__</text:p>
      <text:p text:style-name="P2">__id__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45:35.395388515</meta:creation-date>
    <dc:date>2015-02-04T20:33:42.037334060</dc:date>
    <meta:editing-duration>PT22H25M3S</meta:editing-duration>
    <meta:editing-cycles>1</meta:editing-cycles>
    <meta:document-statistic meta:table-count="0" meta:image-count="0" meta:object-count="0" meta:page-count="5" meta:paragraph-count="228" meta:word-count="228" meta:character-count="2203" meta:non-whitespace-character-count="1975"/>
    <meta:generator>LibreOffice/4.2.7.2$Linux_X86_64 LibreOffice_project/420m0$Build-2</meta:generator>
  </office:meta>
</office:document-meta>
</file>